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eAnalysisFunction1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table:number-columns-repeated="3"/>
          <table:table-cell table:style-name="ce2" office:value-type="string">
            <text:p>Quick Sort Analysis</text:p>
          </table:table-cell>
          <table:table-cell table:style-name="ce2" table:number-columns-repeated="5"/>
          <table:table-cell table:style-name="ce5" table:number-columns-repeated="1013"/>
        </table:table-row>
        <table:table-row table:style-name="ro1" table:number-rows-repeated="4">
          <table:table-cell table:style-name="ce3" table:number-columns-repeated="9"/>
          <table:table-cell table:style-name="ce6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6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.5">
            <text:p>20.5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office:value-type="float" office:value="43.5">
            <text:p>43.5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office:value-type="float" office:value="138">
            <text:p>138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office:value-type="float" office:value="188">
            <text:p>188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office:value-type="float" office:value="235.5">
            <text:p>235.5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/>
          <table:table-cell table:style-name="ce3" office:value-type="string">
            <text:p>C0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table:number-columns-repeated="3"/>
          <table:table-cell table:style-name="ce6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float" office:value="-176.18">
            <text:p>-176.18</text:p>
          </table:table-cell>
          <table:table-cell table:style-name="ce3" office:value-type="float" office:value="7.15323">
            <text:p>7.15323</text:p>
          </table:table-cell>
          <table:table-cell table:style-name="ce4" office:value-type="float" office:value="-0.00000130153">
            <text:p>-1.30E-006</text:p>
          </table:table-cell>
          <table:table-cell table:style-name="ce4" office:value-type="float" office:value="0.0000000516046">
            <text:p>5.16E-008</text:p>
          </table:table-cell>
          <table:table-cell table:style-name="ce4" office:value-type="float" office:value="-4.3325E-017">
            <text:p>-4.33E-017</text:p>
          </table:table-cell>
          <table:table-cell table:style-name="ce3" table:number-columns-repeated="3"/>
          <table:table-cell table:style-name="ce6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formula="of:=SUM([.B20:.F20])" office:value-type="float" office:value="20.4752921018686">
            <text:p>20.4752921019</text:p>
          </table:table-cell>
          <table:table-cell table:formula="of:=+[.B$18]*[.B9]" office:value-type="float" office:value="-176.18">
            <text:p>-176.18</text:p>
          </table:table-cell>
          <table:table-cell table:formula="of:=+[.C$18]*[.C9]" office:value-type="float" office:value="190.100125649529">
            <text:p>190.1001256495</text:p>
          </table:table-cell>
          <table:table-cell table:formula="of:=+[.D$18]*[.D9]" office:value-type="float" office:value="-130.153">
            <text:p>-130.153</text:p>
          </table:table-cell>
          <table:table-cell table:formula="of:=+[.E$18]*[.E9]" office:value-type="float" office:value="137.14141645234">
            <text:p>137.1414164523</text:p>
          </table:table-cell>
          <table:table-cell table:formula="of:=+[.F$18]*[.F9]" office:value-type="float" office:value="-0.43325">
            <text:p>-0.43325</text:p>
          </table:table-cell>
          <table:table-cell table:number-columns-repeated="1016"/>
        </table:table-row>
        <table:table-row table:style-name="ro1">
          <table:table-cell table:formula="of:=SUM([.B21:.F21])" office:value-type="float" office:value="43.6381085542081">
            <text:p>43.6381085542</text:p>
          </table:table-cell>
          <table:table-cell table:formula="of:=+[.B$18]*[.B10]" office:value-type="float" office:value="-176.18">
            <text:p>-176.18</text:p>
          </table:table-cell>
          <table:table-cell table:formula="of:=+[.C$18]*[.C10]" office:value-type="float" office:value="197.253355649529">
            <text:p>197.2533556495</text:p>
          </table:table-cell>
          <table:table-cell table:formula="of:=+[.D$18]*[.D10]" office:value-type="float" office:value="-260.306">
            <text:p>-260.306</text:p>
          </table:table-cell>
          <table:table-cell table:formula="of:=+[.E$18]*[.E10]" office:value-type="float" office:value="284.603752904679">
            <text:p>284.6037529047</text:p>
          </table:table-cell>
          <table:table-cell table:formula="of:=+[.F$18]*[.F10]" office:value-type="float" office:value="-1.733">
            <text:p>-1.733</text:p>
          </table:table-cell>
          <table:table-cell table:number-columns-repeated="1016"/>
        </table:table-row>
        <table:table-row table:style-name="ro1">
          <table:table-cell table:formula="of:=SUM([.B22:.F22])" office:value-type="float" office:value="90.5319314588871">
            <text:p>90.5319314589</text:p>
          </table:table-cell>
          <table:table-cell table:formula="of:=+[.B$18]*[.B11]" office:value-type="float" office:value="-176.18">
            <text:p>-176.18</text:p>
          </table:table-cell>
          <table:table-cell table:formula="of:=+[.C$18]*[.C11]" office:value-type="float" office:value="204.406585649529">
            <text:p>204.4065856495</text:p>
          </table:table-cell>
          <table:table-cell table:formula="of:=+[.D$18]*[.D11]" office:value-type="float" office:value="-520.612">
            <text:p>-520.612</text:p>
          </table:table-cell>
          <table:table-cell table:formula="of:=+[.E$18]*[.E11]" office:value-type="float" office:value="589.849345809358">
            <text:p>589.8493458094</text:p>
          </table:table-cell>
          <table:table-cell table:formula="of:=+[.F$18]*[.F11]" office:value-type="float" office:value="-6.932">
            <text:p>-6.932</text:p>
          </table:table-cell>
          <table:table-cell table:number-columns-repeated="1016"/>
        </table:table-row>
        <table:table-row table:style-name="ro1">
          <table:table-cell table:formula="of:=SUM([.B23:.F23])" office:value-type="float" office:value="138.782029191429">
            <text:p>138.7820291914</text:p>
          </table:table-cell>
          <table:table-cell table:formula="of:=+[.B$18]*[.B12]" office:value-type="float" office:value="-176.18">
            <text:p>-176.18</text:p>
          </table:table-cell>
          <table:table-cell table:formula="of:=+[.C$18]*[.C12]" office:value-type="float" office:value="208.590956958563">
            <text:p>208.5909569586</text:p>
          </table:table-cell>
          <table:table-cell table:formula="of:=+[.D$18]*[.D12]" office:value-type="float" office:value="-780.918">
            <text:p>-780.918</text:p>
          </table:table-cell>
          <table:table-cell table:formula="of:=+[.E$18]*[.E12]" office:value-type="float" office:value="902.886072232866">
            <text:p>902.8860722329</text:p>
          </table:table-cell>
          <table:table-cell table:formula="of:=+[.F$18]*[.F12]" office:value-type="float" office:value="-15.597">
            <text:p>-15.597</text:p>
          </table:table-cell>
          <table:table-cell table:number-columns-repeated="1016"/>
        </table:table-row>
        <table:table-row table:style-name="ro1">
          <table:table-cell table:formula="of:=SUM([.B24:.F24])" office:value-type="float" office:value="187.410187268245">
            <text:p>187.4101872682</text:p>
          </table:table-cell>
          <table:table-cell table:formula="of:=+[.B$18]*[.B13]" office:value-type="float" office:value="-176.18">
            <text:p>-176.18</text:p>
          </table:table-cell>
          <table:table-cell table:formula="of:=+[.C$18]*[.C13]" office:value-type="float" office:value="211.559815649529">
            <text:p>211.5598156495</text:p>
          </table:table-cell>
          <table:table-cell table:formula="of:=+[.D$18]*[.D13]" office:value-type="float" office:value="-1041.224">
            <text:p>-1041.224</text:p>
          </table:table-cell>
          <table:table-cell table:formula="of:=+[.E$18]*[.E13]" office:value-type="float" office:value="1220.98237161872">
            <text:p>1220.9823716187</text:p>
          </table:table-cell>
          <table:table-cell table:formula="of:=+[.F$18]*[.F13]" office:value-type="float" office:value="-27.728">
            <text:p>-27.728</text:p>
          </table:table-cell>
          <table:table-cell table:number-columns-repeated="1016"/>
        </table:table-row>
        <table:table-row table:style-name="ro1">
          <table:table-cell table:formula="of:=SUM([.B25:.F25])" office:value-type="float" office:value="235.66857644454">
            <text:p>235.6685764445</text:p>
          </table:table-cell>
          <table:table-cell table:formula="of:=+[.B$18]*[.B14]" office:value-type="float" office:value="-176.18">
            <text:p>-176.18</text:p>
          </table:table-cell>
          <table:table-cell table:formula="of:=+[.C$18]*[.C14]" office:value-type="float" office:value="213.86264135572">
            <text:p>213.8626413557</text:p>
          </table:table-cell>
          <table:table-cell table:formula="of:=+[.D$18]*[.D14]" office:value-type="float" office:value="-1301.53">
            <text:p>-1301.53</text:p>
          </table:table-cell>
          <table:table-cell table:formula="of:=+[.E$18]*[.E14]" office:value-type="float" office:value="1542.84093508882">
            <text:p>1542.8409350888</text:p>
          </table:table-cell>
          <table:table-cell table:formula="of:=+[.F$18]*[.F14]" office:value-type="float" office:value="-43.325">
            <text:p>-43.325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imeAnalysisFunction2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1" table:default-cell-style-name="Default"/>
        <table:table-row table:style-name="ro1"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>
            <text:p>Quick Sort Analysis</text:p>
          </table:table-cell>
          <table:table-cell table:style-name="ce2" table:number-columns-repeated="5"/>
          <table:table-cell table:style-name="ce5" table:number-columns-repeated="1011"/>
        </table:table-row>
        <table:table-row table:style-name="ro1" table:number-rows-repeated="4">
          <table:table-cell table:style-name="ce3" table:number-columns-repeated="9"/>
          <table:table-cell table:style-name="ce6" table:number-columns-repeated="1011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6"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office:value-type="float" office:value="20.5">
            <text:p>20.5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4"/>
        </table:table-row>
        <table:table-row table:style-name="ro1">
          <table:table-cell office:value-type="float" office:value="43.5">
            <text:p>43.5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4"/>
        </table:table-row>
        <table:table-row table:style-name="ro1">
          <table:table-cell office:value-type="float" office:value="138">
            <text:p>138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4"/>
        </table:table-row>
        <table:table-row table:style-name="ro1">
          <table:table-cell office:value-type="float" office:value="188">
            <text:p>188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4"/>
        </table:table-row>
        <table:table-row table:style-name="ro1">
          <table:table-cell office:value-type="float" office:value="235.5">
            <text:p>235.5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C1</text:p>
          </table:table-cell>
          <table:table-cell table:style-name="ce3"/>
          <table:table-cell table:style-name="ce3" office:value-type="string">
            <text:p>C3</text:p>
          </table:table-cell>
          <table:table-cell table:style-name="ce3" table:number-columns-repeated="4"/>
          <table:table-cell table:style-name="ce6" table:number-columns-repeated="1011"/>
        </table:table-row>
        <table:table-row table:style-name="ro1">
          <table:table-cell table:style-name="ce3" office:value-type="string">
            <text:p>f(n)</text:p>
          </table:table-cell>
          <table:table-cell table:style-name="ce3"/>
          <table:table-cell table:style-name="ce3" office:value-type="float" office:value="-0.000246137">
            <text:p>-0.000246137</text:p>
          </table:table-cell>
          <table:table-cell table:style-name="ce4"/>
          <table:table-cell table:style-name="ce4" office:value-type="float" office:value="0.00000000790423">
            <text:p>7.90E-009</text:p>
          </table:table-cell>
          <table:table-cell table:style-name="ce4"/>
          <table:table-cell table:style-name="ce3" table:number-columns-repeated="3"/>
          <table:table-cell table:style-name="ce6"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table:formula="of:=SUM([.B20:.F20])" office:value-type="float" office:value="20.9992857690373">
            <text:p>20.999285769</text:p>
          </table:table-cell>
          <table:table-cell/>
          <table:table-cell table:formula="of:=+[.C$18]*[.C9]" office:value-type="float" office:value="-0.00654119532393033">
            <text:p>-0.0065411953</text:p>
          </table:table-cell>
          <table:table-cell/>
          <table:table-cell table:formula="of:=+[.E$18]*[.E9]" office:value-type="float" office:value="21.0058269643612">
            <text:p>21.0058269644</text:p>
          </table:table-cell>
          <table:table-cell table:number-columns-repeated="1015"/>
        </table:table-row>
        <table:table-row table:style-name="ro1">
          <table:table-cell table:formula="of:=SUM([.B21:.F21])" office:value-type="float" office:value="43.5857125963985">
            <text:p>43.5857125964</text:p>
          </table:table-cell>
          <table:table-cell/>
          <table:table-cell table:formula="of:=+[.C$18]*[.C10]" office:value-type="float" office:value="-0.00678733232393033">
            <text:p>-0.0067873323</text:p>
          </table:table-cell>
          <table:table-cell/>
          <table:table-cell table:formula="of:=+[.E$18]*[.E10]" office:value-type="float" office:value="43.5924999287225">
            <text:p>43.5924999287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formula="of:=SUM([.B22:.F22])" office:value-type="float" office:value="90.339658388121">
            <text:p>90.3396583881</text:p>
          </table:table-cell>
          <table:table-cell/>
          <table:table-cell table:formula="of:=+[.C$18]*[.C11]" office:value-type="float" office:value="-0.00703346932393033">
            <text:p>-0.0070334693</text:p>
          </table:table-cell>
          <table:table-cell/>
          <table:table-cell table:formula="of:=+[.E$18]*[.E11]" office:value-type="float" office:value="90.3466918574449">
            <text:p>90.3466918574</text:p>
          </table:table-cell>
          <table:table-cell table:number-columns-repeated="1015"/>
        </table:table-row>
        <table:table-row table:style-name="ro1">
          <table:table-cell table:formula="of:=SUM([.B23:.F23])" office:value-type="float" office:value="138.287067224174">
            <text:p>138.2870672242</text:p>
          </table:table-cell>
          <table:table-cell/>
          <table:table-cell table:formula="of:=+[.C$18]*[.C12]" office:value-type="float" office:value="-0.00717745023897033">
            <text:p>-0.0071774502</text:p>
          </table:table-cell>
          <table:table-cell/>
          <table:table-cell table:formula="of:=+[.E$18]*[.E12]" office:value-type="float" office:value="138.294244674413">
            <text:p>138.2942446744</text:p>
          </table:table-cell>
          <table:table-cell table:number-columns-repeated="1015"/>
        </table:table-row>
        <table:table-row table:style-name="ro1">
          <table:table-cell table:formula="of:=SUM([.B24:.F24])" office:value-type="float" office:value="187.009488108566">
            <text:p>187.0094881086</text:p>
          </table:table-cell>
          <table:table-cell/>
          <table:table-cell table:formula="of:=+[.C$18]*[.C13]" office:value-type="float" office:value="-0.00727960632393033">
            <text:p>-0.0072796063</text:p>
          </table:table-cell>
          <table:table-cell/>
          <table:table-cell table:formula="of:=+[.E$18]*[.E13]" office:value-type="float" office:value="187.01676771489">
            <text:p>187.0167677149</text:p>
          </table:table-cell>
          <table:table-cell table:number-columns-repeated="1015"/>
        </table:table-row>
        <table:table-row table:style-name="ro1">
          <table:table-cell table:formula="of:=SUM([.B25:.F25])" office:value-type="float" office:value="236.308194504324">
            <text:p>236.3081945043</text:p>
          </table:table-cell>
          <table:table-cell/>
          <table:table-cell table:formula="of:=+[.C$18]*[.C14]" office:value-type="float" office:value="-0.00735884473942162">
            <text:p>-0.0073588447</text:p>
          </table:table-cell>
          <table:table-cell/>
          <table:table-cell table:formula="of:=+[.E$18]*[.E14]" office:value-type="float" office:value="236.315553349064">
            <text:p>236.3155533491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imeAnalysisFunction3" table:style-name="ta1" table:print="false">
        <table:table-column table:style-name="co3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2" office:value-type="string">
            <text:p>Quick Sort Analysis</text:p>
          </table:table-cell>
          <table:table-cell table:style-name="ce2" table:number-columns-repeated="5"/>
          <table:table-cell table:style-name="ce5" table:number-columns-repeated="1013"/>
          <table:table-cell table:number-columns-repeated="2"/>
        </table:table-row>
        <table:table-row table:style-name="ro1" table:number-rows-repeated="4">
          <table:table-cell table:style-name="ce3" table:number-columns-repeated="9"/>
          <table:table-cell table:style-name="ce6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6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.5">
            <text:p>20.5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8"/>
        </table:table-row>
        <table:table-row table:style-name="ro1">
          <table:table-cell office:value-type="float" office:value="43.5">
            <text:p>43.5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8"/>
        </table:table-row>
        <table:table-row table:style-name="ro1">
          <table:table-cell office:value-type="float" office:value="188">
            <text:p>188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8"/>
        </table:table-row>
        <table:table-row table:style-name="ro1">
          <table:table-cell office:value-type="float" office:value="235.5">
            <text:p>235.5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3" office:value-type="string">
            <text:p>C3</text:p>
          </table:table-cell>
          <table:table-cell table:style-name="ce3" table:number-columns-repeated="4"/>
          <table:table-cell table:style-name="ce6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table:number-columns-repeated="2"/>
          <table:table-cell table:style-name="ce4"/>
          <table:table-cell table:style-name="ce4" office:value-type="float" office:value="0.00000000790389">
            <text:p>7.90E-009</text:p>
          </table:table-cell>
          <table:table-cell table:style-name="ce4"/>
          <table:table-cell table:style-name="ce3" table:number-columns-repeated="3"/>
          <table:table-cell table:style-name="ce6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SUM([.B20:.F20])" office:value-type="float" office:value="21.0049233999194">
            <text:p>21.0049233999</text:p>
          </table:table-cell>
          <table:table-cell table:number-columns-repeated="3"/>
          <table:table-cell table:formula="of:=+[.E$18]*[.E9]" office:value-type="float" office:value="21.0049233999194">
            <text:p>21.0049233999</text:p>
          </table:table-cell>
          <table:table-cell table:number-columns-repeated="1019"/>
        </table:table-row>
        <table:table-row table:style-name="ro1">
          <table:table-cell table:formula="of:=SUM([.B21:.F21])" office:value-type="float" office:value="43.5906247998389">
            <text:p>43.5906247998</text:p>
          </table:table-cell>
          <table:table-cell table:number-columns-repeated="3"/>
          <table:table-cell table:formula="of:=+[.E$18]*[.E10]" office:value-type="float" office:value="43.5906247998389">
            <text:p>43.5906247998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formula="of:=SUM([.B22:.F22])" office:value-type="float" office:value="90.3428055996777">
            <text:p>90.3428055997</text:p>
          </table:table-cell>
          <table:table-cell table:number-columns-repeated="3"/>
          <table:table-cell table:formula="of:=+[.E$18]*[.E11]" office:value-type="float" office:value="90.3428055996777">
            <text:p>90.3428055997</text:p>
          </table:table-cell>
          <table:table-cell table:number-columns-repeated="1019"/>
        </table:table-row>
        <table:table-row table:style-name="ro1">
          <table:table-cell table:formula="of:=SUM([.B23:.F23])" office:value-type="float" office:value="138.288295955412">
            <text:p>138.2882959554</text:p>
          </table:table-cell>
          <table:table-cell table:number-columns-repeated="3"/>
          <table:table-cell table:formula="of:=+[.E$18]*[.E12]" office:value-type="float" office:value="138.288295955412">
            <text:p>138.2882959554</text:p>
          </table:table-cell>
          <table:table-cell table:number-columns-repeated="1019"/>
        </table:table-row>
        <table:table-row table:style-name="ro1">
          <table:table-cell table:formula="of:=SUM([.B24:.F24])" office:value-type="float" office:value="187.008723199355">
            <text:p>187.0087231994</text:p>
          </table:table-cell>
          <table:table-cell table:number-columns-repeated="3"/>
          <table:table-cell table:formula="of:=+[.E$18]*[.E13]" office:value-type="float" office:value="187.008723199355">
            <text:p>187.0087231994</text:p>
          </table:table-cell>
          <table:table-cell table:number-columns-repeated="1019"/>
        </table:table-row>
        <table:table-row table:style-name="ro1">
          <table:table-cell table:formula="of:=SUM([.B25:.F25])" office:value-type="float" office:value="236.305388249093">
            <text:p>236.3053882491</text:p>
          </table:table-cell>
          <table:table-cell table:number-columns-repeated="3"/>
          <table:table-cell table:formula="of:=+[.E$18]*[.E14]" office:value-type="float" office:value="236.305388249093">
            <text:p>236.3053882491</text:p>
          </table:table-cell>
          <table:table-cell table:number-columns-repeated="1019"/>
        </table:table-row>
        <table:table-row table:style-name="ro1">
          <table:table-cell>
            <draw:frame table:end-cell-address="TimeAnalysisFunction3.F46" table:end-x="0.878in" table:end-y="0.15in" draw:z-index="0" draw:style-name="gr1" draw:text-style-name="P1" svg:width="6.1012in" svg:height="3.5429in" svg:x="0in" svg:y="0.1634in">
              <draw:object draw:notify-on-update-of-ranges="TimeAnalysisFunction3.A29:TimeAnalysisFunction3.A29 TimeAnalysisFunction3.A30:TimeAnalysisFunction3.A35 TimeAnalysisFunction3.B29:TimeAnalysisFunction3.B29 TimeAnalysisFunction3.B30:TimeAnalysisFunction3.B35 TimeAnalysisFunction3.A29:TimeAnalysisFunction3.A29 TimeAnalysisFunction3.A30:TimeAnalysisFunction3.A35 TimeAnalysisFunction3.C29:TimeAnalysisFunction3.C29 TimeAnalysisFunction3.C30:TimeAnalysisFunction3.C3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style-name="ce8" table:number-columns-repeated="9"/>
          <table:table-cell table:style-name="ce11" table:number-columns-repeated="1015"/>
        </table:table-row>
        <table:table-row table:style-name="ro1">
          <table:table-cell table:style-name="ce9" office:value-type="string">
            <text:p>Data Rearrangement for Graph</text:p>
          </table:table-cell>
          <table:table-cell table:style-name="ce8" table:number-columns-repeated="8"/>
          <table:table-cell table:style-name="ce11" table:number-columns-repeated="1015"/>
        </table:table-row>
        <table:table-row table:style-name="ro1">
          <table:table-cell table:style-name="ce8"/>
          <table:table-cell table:style-name="ce8" office:value-type="string">
            <text:p>Simulation</text:p>
          </table:table-cell>
          <table:table-cell table:style-name="ce8" office:value-type="string">
            <text:p>Nlog2(N)</text:p>
          </table:table-cell>
          <table:table-cell table:style-name="ce8" table:number-columns-repeated="6"/>
          <table:table-cell table:style-name="ce11" table:number-columns-repeated="1015"/>
        </table:table-row>
        <table:table-row table:style-name="ro1">
          <table:table-cell table:style-name="ce8" office:value-type="float" office:value="100000000">
            <text:p>100000000</text:p>
          </table:table-cell>
          <table:table-cell table:style-name="ce10" office:value-type="float" office:value="20.5">
            <text:p>20.50</text:p>
          </table:table-cell>
          <table:table-cell table:style-name="ce10" office:value-type="float" office:value="21.0049233999194">
            <text:p>21.00</text:p>
          </table:table-cell>
          <table:table-cell table:style-name="ce10" table:number-columns-repeated="4"/>
          <table:table-cell table:style-name="ce8" table:number-columns-repeated="2"/>
          <table:table-cell table:style-name="ce11" table:number-columns-repeated="1015"/>
        </table:table-row>
        <table:table-row table:style-name="ro1">
          <table:table-cell table:style-name="ce8" office:value-type="float" office:value="200000000">
            <text:p>200000000</text:p>
          </table:table-cell>
          <table:table-cell table:style-name="ce10" office:value-type="float" office:value="43.5">
            <text:p>43.50</text:p>
          </table:table-cell>
          <table:table-cell table:style-name="ce10" office:value-type="float" office:value="43.5906247998389">
            <text:p>43.59</text:p>
          </table:table-cell>
          <table:table-cell table:style-name="ce10" table:number-columns-repeated="4"/>
          <table:table-cell table:style-name="ce8" table:number-columns-repeated="2"/>
          <table:table-cell table:style-name="ce11" table:number-columns-repeated="1015"/>
        </table:table-row>
        <table:table-row table:style-name="ro1">
          <table:table-cell table:style-name="ce8" office:value-type="float" office:value="400000000">
            <text:p>400000000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90.3428055996777">
            <text:p>90.3428055997</text:p>
          </table:table-cell>
          <table:table-cell table:style-name="ce8" table:number-columns-repeated="6"/>
          <table:table-cell table:style-name="ce11" table:number-columns-repeated="1015"/>
        </table:table-row>
        <table:table-row table:style-name="ro1">
          <table:table-cell table:style-name="ce8" office:value-type="float" office:value="600000000">
            <text:p>600000000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38.288295955412">
            <text:p>138.2882959554</text:p>
          </table:table-cell>
          <table:table-cell table:style-name="ce8" table:number-columns-repeated="6"/>
          <table:table-cell table:style-name="ce11" table:number-columns-repeated="1015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188">
            <text:p>188</text:p>
          </table:table-cell>
          <table:table-cell office:value-type="float" office:value="187.008723199355">
            <text:p>187.0087231994</text:p>
          </table:table-cell>
          <table:table-cell table:number-columns-repeated="1021"/>
        </table:table-row>
        <table:table-row table:style-name="ro1">
          <table:table-cell office:value-type="float" office:value="1000000000">
            <text:p>1000000000</text:p>
          </table:table-cell>
          <table:table-cell office:value-type="float" office:value="235.5">
            <text:p>235.5</text:p>
          </table:table-cell>
          <table:table-cell office:value-type="float" office:value="236.305388249093">
            <text:p>236.305388249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alAnalysisFunction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2" office:value-type="string">
            <text:p>Quick Sort Analysis</text:p>
          </table:table-cell>
          <table:table-cell table:style-name="ce2" table:number-columns-repeated="5"/>
          <table:table-cell table:style-name="ce5" table:number-columns-repeated="1013"/>
          <table:table-cell table:number-columns-repeated="2"/>
        </table:table-row>
        <table:table-row table:style-name="ro1" table:number-rows-repeated="4">
          <table:table-cell table:style-name="ce3" table:number-columns-repeated="9"/>
          <table:table-cell table:style-name="ce6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 ops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6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921">
            <text:p>75921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9.96578428466209">
            <text:p>9.9657842847</text:p>
          </table:table-cell>
          <table:table-cell office:value-type="float" office:value="1000">
            <text:p>1000</text:p>
          </table:table-cell>
          <table:table-cell table:formula="of:=+[.D9]*[.C9]" office:value-type="float" office:value="9965.78428466209">
            <text:p>9965.7842846621</text:p>
          </table:table-cell>
          <table:table-cell table:formula="of:=[.D9]^2" office:value-type="float" office:value="1000000">
            <text:p>1000000</text:p>
          </table:table-cell>
          <table:table-cell table:number-columns-repeated="1018"/>
        </table:table-row>
        <table:table-row table:style-name="ro1">
          <table:table-cell office:value-type="float" office:value="153311">
            <text:p>153311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10.9657842846621">
            <text:p>10.9657842847</text:p>
          </table:table-cell>
          <table:table-cell office:value-type="float" office:value="2000">
            <text:p>2000</text:p>
          </table:table-cell>
          <table:table-cell table:formula="of:=+[.D10]*[.C10]" office:value-type="float" office:value="21931.5685693242">
            <text:p>21931.5685693242</text:p>
          </table:table-cell>
          <table:table-cell table:formula="of:=[.D10]^2" office:value-type="float" office:value="4000000">
            <text:p>4000000</text:p>
          </table:table-cell>
          <table:table-cell table:number-columns-repeated="1018"/>
        </table:table-row>
        <table:table-row table:style-name="ro1">
          <table:table-cell office:value-type="float" office:value="361756">
            <text:p>361756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11.9657842846621">
            <text:p>11.9657842847</text:p>
          </table:table-cell>
          <table:table-cell office:value-type="float" office:value="4000">
            <text:p>4000</text:p>
          </table:table-cell>
          <table:table-cell table:formula="of:=+[.D11]*[.C11]" office:value-type="float" office:value="47863.1371386484">
            <text:p>47863.1371386484</text:p>
          </table:table-cell>
          <table:table-cell table:formula="of:=[.D11]^2" office:value-type="float" office:value="16000000">
            <text:p>16000000</text:p>
          </table:table-cell>
          <table:table-cell table:number-columns-repeated="1018"/>
        </table:table-row>
        <table:table-row table:style-name="ro1">
          <table:table-cell office:value-type="float" office:value="539585">
            <text:p>539585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12.5507467853832">
            <text:p>12.5507467854</text:p>
          </table:table-cell>
          <table:table-cell office:value-type="float" office:value="6000">
            <text:p>6000</text:p>
          </table:table-cell>
          <table:table-cell table:formula="of:=+[.D12]*[.C12]" office:value-type="float" office:value="75304.4807122995">
            <text:p>75304.4807122995</text:p>
          </table:table-cell>
          <table:table-cell table:formula="of:=[.D12]^2" office:value-type="float" office:value="36000000">
            <text:p>36000000</text:p>
          </table:table-cell>
          <table:table-cell table:number-columns-repeated="1018"/>
        </table:table-row>
        <table:table-row table:style-name="ro1">
          <table:table-cell office:value-type="float" office:value="785212">
            <text:p>785212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12.9657842846621">
            <text:p>12.9657842847</text:p>
          </table:table-cell>
          <table:table-cell office:value-type="float" office:value="8000">
            <text:p>8000</text:p>
          </table:table-cell>
          <table:table-cell table:formula="of:=+[.D13]*[.C13]" office:value-type="float" office:value="103726.274277297">
            <text:p>103726.274277297</text:p>
          </table:table-cell>
          <table:table-cell table:formula="of:=[.D13]^2" office:value-type="float" office:value="64000000">
            <text:p>64000000</text:p>
          </table:table-cell>
          <table:table-cell table:number-columns-repeated="1018"/>
        </table:table-row>
        <table:table-row table:style-name="ro1">
          <table:table-cell office:value-type="float" office:value="971303">
            <text:p>971303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13.2877123795495">
            <text:p>13.2877123795</text:p>
          </table:table-cell>
          <table:table-cell office:value-type="float" office:value="10000">
            <text:p>10000</text:p>
          </table:table-cell>
          <table:table-cell table:formula="of:=+[.D14]*[.C14]" office:value-type="float" office:value="132877.123795495">
            <text:p>132877.123795495</text:p>
          </table:table-cell>
          <table:table-cell table:formula="of:=[.D14]^2" office:value-type="float" office:value="100000000">
            <text:p>100000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3" office:value-type="string">
            <text:p>C3</text:p>
          </table:table-cell>
          <table:table-cell table:style-name="ce3" table:number-columns-repeated="4"/>
          <table:table-cell table:style-name="ce6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table:number-columns-repeated="2"/>
          <table:table-cell table:style-name="ce4"/>
          <table:table-cell table:style-name="ce4" office:value-type="float" office:value="7.37546">
            <text:p>7.38E+000</text:p>
          </table:table-cell>
          <table:table-cell table:style-name="ce4"/>
          <table:table-cell table:style-name="ce3" table:number-columns-repeated="3"/>
          <table:table-cell table:style-name="ce6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SUM([.B20:.F20])" office:value-type="float" office:value="73502.2433601539">
            <text:p>73502.2433601539</text:p>
          </table:table-cell>
          <table:table-cell table:number-columns-repeated="3"/>
          <table:table-cell table:formula="of:=+[.E$18]*[.E9]" office:value-type="float" office:value="73502.2433601539">
            <text:p>73502.2433601539</text:p>
          </table:table-cell>
          <table:table-cell table:number-columns-repeated="1019"/>
        </table:table-row>
        <table:table-row table:style-name="ro1">
          <table:table-cell table:formula="of:=SUM([.B21:.F21])" office:value-type="float" office:value="161755.406720308">
            <text:p>161755.406720308</text:p>
          </table:table-cell>
          <table:table-cell table:number-columns-repeated="3"/>
          <table:table-cell table:formula="of:=+[.E$18]*[.E10]" office:value-type="float" office:value="161755.406720308">
            <text:p>161755.406720308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formula="of:=SUM([.B22:.F22])" office:value-type="float" office:value="353012.653440615">
            <text:p>353012.653440615</text:p>
          </table:table-cell>
          <table:table-cell table:number-columns-repeated="3"/>
          <table:table-cell table:formula="of:=+[.E$18]*[.E11]" office:value-type="float" office:value="353012.653440615">
            <text:p>353012.653440615</text:p>
          </table:table-cell>
          <table:table-cell table:number-columns-repeated="1019"/>
        </table:table-row>
        <table:table-row table:style-name="ro1">
          <table:table-cell table:formula="of:=SUM([.B23:.F23])" office:value-type="float" office:value="555405.185314336">
            <text:p>555405.185314336</text:p>
          </table:table-cell>
          <table:table-cell table:number-columns-repeated="3"/>
          <table:table-cell table:formula="of:=+[.E$18]*[.E12]" office:value-type="float" office:value="555405.185314336">
            <text:p>555405.185314336</text:p>
          </table:table-cell>
          <table:table-cell table:number-columns-repeated="1019"/>
        </table:table-row>
        <table:table-row table:style-name="ro1">
          <table:table-cell table:formula="of:=SUM([.B24:.F24])" office:value-type="float" office:value="765028.986881231">
            <text:p>765028.986881231</text:p>
          </table:table-cell>
          <table:table-cell table:number-columns-repeated="3"/>
          <table:table-cell table:formula="of:=+[.E$18]*[.E13]" office:value-type="float" office:value="765028.986881231">
            <text:p>765028.986881231</text:p>
          </table:table-cell>
          <table:table-cell table:number-columns-repeated="1019"/>
        </table:table-row>
        <table:table-row table:style-name="ro1">
          <table:table-cell table:formula="of:=SUM([.B25:.F25])" office:value-type="float" office:value="980029.911468718">
            <text:p>980029.911468718</text:p>
          </table:table-cell>
          <table:table-cell table:number-columns-repeated="3"/>
          <table:table-cell table:formula="of:=+[.E$18]*[.E14]" office:value-type="float" office:value="980029.911468718">
            <text:p>980029.911468718</text:p>
          </table:table-cell>
          <table:table-cell table:number-columns-repeated="1019"/>
        </table:table-row>
        <table:table-row table:style-name="ro1">
          <table:table-cell>
            <draw:frame table:end-cell-address="OperationalAnalysisFunction.F46" table:end-x="0.9461in" table:end-y="0.1094in" draw:z-index="0" draw:style-name="gr1" draw:text-style-name="P1" svg:width="6.2988in" svg:height="3.5429in" svg:x="0.0331in" svg:y="0.1228in">
              <draw:object draw:notify-on-update-of-ranges="OperationalAnalysisFunction.A29:OperationalAnalysisFunction.A29 OperationalAnalysisFunction.A30:OperationalAnalysisFunction.A35 OperationalAnalysisFunction.B29:OperationalAnalysisFunction.B29 OperationalAnalysisFunction.B30:OperationalAnalysisFunction.B35 OperationalAnalysisFunction.A29:OperationalAnalysisFunction.A29 OperationalAnalysisFunction.A30:OperationalAnalysisFunction.A35 OperationalAnalysisFunction.C29:OperationalAnalysisFunction.C29 OperationalAnalysisFunction.C30:OperationalAnalysisFunction.C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style-name="ce8" table:number-columns-repeated="9"/>
          <table:table-cell table:style-name="ce11" table:number-columns-repeated="1015"/>
        </table:table-row>
        <table:table-row table:style-name="ro1">
          <table:table-cell table:style-name="ce8" office:value-type="string">
            <text:p>N</text:p>
          </table:table-cell>
          <table:table-cell table:style-name="ce10" office:value-type="string">
            <text:p>Simulation</text:p>
          </table:table-cell>
          <table:table-cell table:style-name="ce10" office:value-type="string">
            <text:p>Nlog2(N)</text:p>
          </table:table-cell>
          <table:table-cell table:style-name="ce10" table:number-columns-repeated="4"/>
          <table:table-cell table:style-name="ce8" table:number-columns-repeated="2"/>
          <table:table-cell table:style-name="ce11" table:number-columns-repeated="1015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13" office:value-type="float" office:value="75921">
            <text:p>75921</text:p>
          </table:table-cell>
          <table:table-cell table:style-name="ce14" office:value-type="float" office:value="73502.2433601539">
            <text:p>73502</text:p>
          </table:table-cell>
          <table:table-cell table:style-name="ce10" table:number-columns-repeated="4"/>
          <table:table-cell table:style-name="ce8" table:number-columns-repeated="2"/>
          <table:table-cell table:style-name="ce11" table:number-columns-repeated="1015"/>
        </table:table-row>
        <table:table-row table:style-name="ro1">
          <table:table-cell table:style-name="ce8" office:value-type="float" office:value="2000">
            <text:p>2000</text:p>
          </table:table-cell>
          <table:table-cell table:style-name="ce13" office:value-type="float" office:value="153311">
            <text:p>153311</text:p>
          </table:table-cell>
          <table:table-cell table:style-name="ce14" office:value-type="float" office:value="161755.406720308">
            <text:p>161755</text:p>
          </table:table-cell>
          <table:table-cell table:style-name="ce8" table:number-columns-repeated="6"/>
          <table:table-cell table:style-name="ce11" table:number-columns-repeated="1015"/>
        </table:table-row>
        <table:table-row table:style-name="ro1">
          <table:table-cell table:style-name="ce8" office:value-type="float" office:value="4000">
            <text:p>4000</text:p>
          </table:table-cell>
          <table:table-cell table:style-name="ce13" office:value-type="float" office:value="361756">
            <text:p>361756</text:p>
          </table:table-cell>
          <table:table-cell table:style-name="ce14" office:value-type="float" office:value="353012.653440615">
            <text:p>353013</text:p>
          </table:table-cell>
          <table:table-cell table:style-name="ce8" table:number-columns-repeated="6"/>
          <table:table-cell table:style-name="ce11" table:number-columns-repeated="1015"/>
        </table:table-row>
        <table:table-row table:style-name="ro1">
          <table:table-cell table:style-name="ce8" office:value-type="float" office:value="6000">
            <text:p>6000</text:p>
          </table:table-cell>
          <table:table-cell table:style-name="ce13" office:value-type="float" office:value="539585">
            <text:p>539585</text:p>
          </table:table-cell>
          <table:table-cell table:style-name="ce14" office:value-type="float" office:value="555405.185314336">
            <text:p>555405</text:p>
          </table:table-cell>
          <table:table-cell table:style-name="ce8" table:number-columns-repeated="6"/>
          <table:table-cell table:style-name="ce11" table:number-columns-repeated="1015"/>
        </table:table-row>
        <table:table-row table:style-name="ro1">
          <table:table-cell table:style-name="ce8" office:value-type="float" office:value="8000">
            <text:p>8000</text:p>
          </table:table-cell>
          <table:table-cell table:style-name="ce13" office:value-type="float" office:value="785212">
            <text:p>785212</text:p>
          </table:table-cell>
          <table:table-cell table:style-name="ce14" office:value-type="float" office:value="765028.986881231">
            <text:p>765029</text:p>
          </table:table-cell>
          <table:table-cell table:style-name="ce8" table:number-columns-repeated="6"/>
          <table:table-cell table:style-name="ce11" table:number-columns-repeated="1015"/>
        </table:table-row>
        <table:table-row table:style-name="ro1">
          <table:table-cell table:style-name="ce8" office:value-type="float" office:value="10000">
            <text:p>10000</text:p>
          </table:table-cell>
          <table:table-cell table:style-name="ce13" office:value-type="float" office:value="971303">
            <text:p>971303</text:p>
          </table:table-cell>
          <table:table-cell table:style-name="ce14" office:value-type="float" office:value="980029.911468718">
            <text:p>980030</text:p>
          </table:table-cell>
          <table:table-cell table:style-name="ce8" table:number-columns-repeated="6"/>
          <table:table-cell table:style-name="ce11" table:number-columns-repeated="1015"/>
        </table:table-row>
        <table:table-row table:style-name="ro1" table:number-rows-repeated="2">
          <table:table-cell table:style-name="ce8" table:number-columns-repeated="9"/>
          <table:table-cell table:style-name="ce11"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8" number:min-integer-digits="1"/>
    </number:number-style>
    <number:number-style style:name="N133">
      <number:number number:decimal-places="19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11/23/2019</text:date>, <text:time>13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11-20T19:09:54.47</meta:creation-date>
    <dc:date>2019-11-23T13:49:25.03</dc:date>
    <meta:editing-duration>PT1H57M30S</meta:editing-duration>
    <meta:editing-cycles>5</meta:editing-cycles>
    <meta:generator>OpenOffice/4.1.7$Win32 OpenOffice.org_project/417m1$Build-9800</meta:generator>
    <meta:document-statistic meta:table-count="4" meta:cell-count="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98cm" svg:height="9cm" xlink:href=".." xlink:type="simple" chart:class="chart:scatter" chart:style-name="ch1">
        <chart:title svg:x="5.245cm" svg:y="0.316cm" chart:style-name="ch2">
          <text:p>Quick Sort Time Analysis</text:p>
        </chart:title>
        <chart:subtitle svg:x="6.925cm" svg:y="1.275cm" chart:style-name="ch3">
          <text:p>Nlog2(N)</text:p>
        </chart:subtitle>
        <chart:legend chart:legend-position="end" svg:x="12.54cm" svg:y="3.926cm" style:legend-expansion="high" chart:style-name="ch4"/>
        <chart:plot-area chart:style-name="ch5" table:cell-range-address="TimeAnalysisFunction3.A29:TimeAnalysisFunction3.C35" chart:data-source-has-labels="row" svg:x="1.347cm" svg:y="2.318cm" svg:width="10.575cm" svg:height="5.494cm">
          <chartooo:coordinate-region svg:x="2.63cm" svg:y="2.53cm" svg:width="8.364cm" svg:height="4.609cm"/>
          <chart:axis chart:dimension="x" chart:name="primary-x" chart:style-name="ch6">
            <chart:title svg:x="6.458cm" svg:y="7.993cm" chart:style-name="ch7">
              <text:p>N</text:p>
            </chart:title>
          </chart:axis>
          <chart:axis chart:dimension="y" chart:name="primary-y" chart:style-name="ch8">
            <chart:title svg:x="0.451cm" svg:y="5.916cm" chart:style-name="ch9">
              <text:p>Time (Sec)</text:p>
            </chart:title>
            <chart:grid chart:style-name="ch10" chart:class="major"/>
          </chart:axis>
          <chart:series chart:style-name="ch11" chart:values-cell-range-address="TimeAnalysisFunction3.B30:TimeAnalysisFunction3.B35" chart:label-cell-address="TimeAnalysisFunction3.B29:TimeAnalysisFunction3.B29" chart:class="chart:scatter">
            <chart:domain table:cell-range-address="TimeAnalysisFunction3.A30:TimeAnalysisFunction3.A35"/>
            <chart:data-point chart:repeated="6"/>
          </chart:series>
          <chart:series chart:style-name="ch12" chart:values-cell-range-address="TimeAnalysisFunction3.C30:TimeAnalysisFunction3.C35" chart:label-cell-address="TimeAnalysisFunction3.C29:TimeAnalysisFunction3.C2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tion</text:p>
                <draw:g>
                  <svg:desc>TimeAnalysisFunction3.B29:TimeAnalysisFunction3.B29</svg:desc>
                </draw:g>
              </table:table-cell>
              <table:table-cell office:value-type="string">
                <text:p>Nlog2(N)</text:p>
                <draw:g>
                  <svg:desc>TimeAnalysisFunction3.C29:TimeAnalysisFunction3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TimeAnalysisFunction3.A30:TimeAnalysisFunction3.A35</svg:desc>
                </draw:g>
              </table:table-cell>
              <table:table-cell office:value-type="float" office:value="20.5">
                <text:p>20.5</text:p>
                <draw:g>
                  <svg:desc>TimeAnalysisFunction3.B30:TimeAnalysisFunction3.B35</svg:desc>
                </draw:g>
              </table:table-cell>
              <table:table-cell office:value-type="float" office:value="21.0049233999194">
                <text:p>21.0049233999194</text:p>
                <draw:g>
                  <svg:desc>TimeAnalysisFunction3.C30:TimeAnalysisFunction3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43.5">
                <text:p>43.5</text:p>
              </table:table-cell>
              <table:table-cell office:value-type="float" office:value="43.5906247998389">
                <text:p>43.5906247998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000">
                <text:p>400000000</text:p>
              </table:table-cell>
              <table:table-cell office:value-type="float" office:value="91">
                <text:p>91</text:p>
              </table:table-cell>
              <table:table-cell office:value-type="float" office:value="90.3428055996777">
                <text:p>90.3428055996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00000">
                <text:p>600000000</text:p>
              </table:table-cell>
              <table:table-cell office:value-type="float" office:value="138">
                <text:p>138</text:p>
              </table:table-cell>
              <table:table-cell office:value-type="float" office:value="138.288295955412">
                <text:p>138.288295955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000">
                <text:p>800000000</text:p>
              </table:table-cell>
              <table:table-cell office:value-type="float" office:value="188">
                <text:p>188</text:p>
              </table:table-cell>
              <table:table-cell office:value-type="float" office:value="187.008723199355">
                <text:p>187.008723199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35.5">
                <text:p>235.5</text:p>
              </table:table-cell>
              <table:table-cell office:value-type="float" office:value="236.305388249093">
                <text:p>236.305388249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25cm" svg:y="0.316cm" chart:style-name="ch2">
          <text:p>Quicksort Operation Analysis</text:p>
        </chart:title>
        <chart:subtitle svg:x="7.176cm" svg:y="1.275cm" chart:style-name="ch3">
          <text:p>Nlog2(N)</text:p>
        </chart:subtitle>
        <chart:legend chart:legend-position="end" svg:x="13.042cm" svg:y="3.926cm" style:legend-expansion="high" chart:style-name="ch4"/>
        <chart:plot-area chart:style-name="ch5" table:cell-range-address="OperationalAnalysisFunction.A29:OperationalAnalysisFunction.C35" chart:data-source-has-labels="row" svg:x="1.358cm" svg:y="2.318cm" svg:width="11.044cm" svg:height="5.494cm">
          <chartooo:coordinate-region svg:x="2.905cm" svg:y="2.53cm" svg:width="9.032cm" svg:height="4.609cm"/>
          <chart:axis chart:dimension="x" chart:name="primary-x" chart:style-name="ch6">
            <chart:title svg:x="6.704cm" svg:y="7.993cm" chart:style-name="ch7">
              <text:p>N</text:p>
            </chart:title>
          </chart:axis>
          <chart:axis chart:dimension="y" chart:name="primary-y" chart:style-name="ch8">
            <chart:title svg:x="0.451cm" svg:y="6.141cm" chart:style-name="ch9">
              <text:p>Number of Op</text:p>
            </chart:title>
            <chart:grid chart:style-name="ch10" chart:class="major"/>
          </chart:axis>
          <chart:series chart:style-name="ch11" chart:values-cell-range-address="OperationalAnalysisFunction.B30:OperationalAnalysisFunction.B35" chart:label-cell-address="OperationalAnalysisFunction.B29:OperationalAnalysisFunction.B29" chart:class="chart:scatter">
            <chart:domain table:cell-range-address="OperationalAnalysisFunction.A30:OperationalAnalysisFunction.A35"/>
            <chart:data-point chart:repeated="6"/>
          </chart:series>
          <chart:series chart:style-name="ch12" chart:values-cell-range-address="OperationalAnalysisFunction.C30:OperationalAnalysisFunction.C35" chart:label-cell-address="OperationalAnalysisFunction.C29:OperationalAnalysisFunction.C2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tion</text:p>
                <draw:g>
                  <svg:desc>OperationalAnalysisFunction.B29:OperationalAnalysisFunction.B29</svg:desc>
                </draw:g>
              </table:table-cell>
              <table:table-cell office:value-type="string">
                <text:p>Nlog2(N)</text:p>
                <draw:g>
                  <svg:desc>OperationalAnalysisFunction.C29:OperationalAnalysisFunction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OperationalAnalysisFunction.A30:OperationalAnalysisFunction.A35</svg:desc>
                </draw:g>
              </table:table-cell>
              <table:table-cell office:value-type="float" office:value="75921">
                <text:p>75921</text:p>
                <draw:g>
                  <svg:desc>OperationalAnalysisFunction.B30:OperationalAnalysisFunction.B35</svg:desc>
                </draw:g>
              </table:table-cell>
              <table:table-cell office:value-type="float" office:value="73502.2433601539">
                <text:p>73502.2433601539</text:p>
                <draw:g>
                  <svg:desc>OperationalAnalysisFunction.C30:OperationalAnalysisFunction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53311">
                <text:p>153311</text:p>
              </table:table-cell>
              <table:table-cell office:value-type="float" office:value="161755.406720308">
                <text:p>161755.406720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361756">
                <text:p>361756</text:p>
              </table:table-cell>
              <table:table-cell office:value-type="float" office:value="353012.653440615">
                <text:p>353012.653440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539585">
                <text:p>539585</text:p>
              </table:table-cell>
              <table:table-cell office:value-type="float" office:value="555405.185314336">
                <text:p>555405.18531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785212">
                <text:p>785212</text:p>
              </table:table-cell>
              <table:table-cell office:value-type="float" office:value="765028.986881231">
                <text:p>765028.986881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971303">
                <text:p>971303</text:p>
              </table:table-cell>
              <table:table-cell office:value-type="float" office:value="980029.911468718">
                <text:p>980029.911468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